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Session.getPropert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Tests.testFactoryMethodForJavaMail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Session.setProperties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MethodTests.testCanSpecifyFactoryMethodArgumentsOnFactoryMethodProt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actoryMethodTests.testFactoryMethodsWithNull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Session.Mail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MethodTests.testFactoryMethodArgumentsForNonExisting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toryMethodTests.testInstanceFactoryMethodWithout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actoryMethodTests.testFactoryMethodsPrototypeOn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ilSession.getDefaultInstance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MethodTests.testPrivate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MethodTests.testFactoryMethodWithDifferentReturn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FactoryMethodTests.testFactoryMethodsSingletonOn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FactoryMethodTests.testFactoryMethodNoMatchingStatic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MethodTests.testCanSpecifyFactoryMethodArgumentsOn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actoryMethodTests.testNonExisting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ctoryMethodTests.testFactoryMethodsOnExternal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actoryMethodTests.testFactoryMethodsWithAutowi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ctoryMethodTests.testCannotSpecifyFactoryMethodArgumentsOnSingletonAfter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actoryMethodTests.testFactoryMethodsWithInvalidDestro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MethodTests.testProtected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ctoryMethodTests.testFactoryMethodsWith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